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THeiti, 'Microsoft YaHe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333333" fo:letter-spacing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fo:letter-spacing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="arial" fo:font-size="10.5pt" fo:font-style="normal" fo:font-weight="normal" style:font-name-asian="arial" style:font-size-asian="10.5pt" style:font-style-asian="normal" style:font-weight-asian="normal"/>
    </style:style>
    <style:style style:name="T3" style:family="text">
      <style:text-properties style:font-name-asian="arial" style:font-size-asian="10.5pt" style:font-style-asian="normal" style:font-weight-asian="normal"/>
    </style:style>
    <style:style style:name="T4" style:family="text">
      <style:text-properties fo:color="#000000" style:font-name="arial" fo:font-size="10.5pt" fo:font-style="normal" fo:font-weight="bold"/>
    </style:style>
    <style:style style:name="T5" style:family="text">
      <style:text-properties fo:color="#000000" style:font-name-asian="arial" style:font-size-asian="10.5pt" style:font-style-asian="normal" style:font-weight-asian="bold"/>
    </style:style>
    <style:style style:name="T6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7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方式一：</text:span><text:span text:style-name="T4">free</text:span></text:p>
      <text:p text:style-name="P3"><text:span text:style-name="T3">直观的展示</text:span><text:span text:style-name="T1">linux</text:span><text:span text:style-name="T3">系统内存使用及交换区的容量大小等</text:span></text:p>
      <text:p text:style-name="P2">              </text:p>
      <text:p text:style-name="P4"><text:span text:style-name="T3">方式二：</text:span><text:span text:style-name="T4">top</text:span></text:p>
      <text:p text:style-name="P5">动态实时查看系统中每一个进程的资源使用情况</text:p>
      <text:p text:style-name="P1">              </text:p>
      <text:p text:style-name="P4"><text:span text:style-name="T3">方式三：</text:span><text:span text:style-name="T4">cat /proc/meminfo</text:span></text:p>
      <text:p text:style-name="P1">              </text:p>
      <text:p text:style-name="P4"><text:span text:style-name="T3">方式四：</text:span><text:span text:style-name="T4">gnome-system-monitor </text:span><text:span text:style-name="T5">一个显示最近一段时间内的</text:span><text:span text:style-name="T4">CPU</text:span><text:span text:style-name="T5">、内存、交换区及网络使用情况的视图工具。</text:span></text:p>
      <text:p text:style-name="P1">              </text:p>
      <text:p text:style-name="P4"><text:span text:style-name="T3">方式五：</text:span><text:span text:style-name="T4">ps aux –sort -rss</text:span></text:p>
      <text:p text:style-name="P5">各个线程的资源使用情况</text:p>
      <text:p text:style-name="P1">              </text:p>
      <text:p text:style-name="P4"><text:span text:style-name="T3">方式六：</text:span><text:span text:style-name="T4">vmstat -s</text:span></text:p>
      <text:p text:style-name="P4"><text:span text:style-name="T1">vmstat</text:span><text:span text:style-name="T3">命令显示实时的和平均的统计，覆盖</text:span><text:span text:style-name="T1">CPU</text:span><text:span text:style-name="T3">、内存、</text:span><text:span text:style-name="T1">I/O</text:span><text:span text:style-name="T3">等内容。</text:span></text:p>
      <text:p text:style-name="Standard"/>
      <text:p text:style-name="Standard"/>
      <text:p text:style-name="P6"><text:line-break/><text:span text:style-name="T7">在</text:span><text:span text:style-name="T6">RHEL5</text:span><text:span text:style-name="T7">系统中使用</text:span><text:span text:style-name="T6">vi</text:span><text:span text:style-name="T7">编辑文件时，要将某文本文件第</text:span><text:span text:style-name="T6">1</text:span><text:span text:style-name="T7">行到</text:span><text:span text:style-name="T6">5</text:span><text:span text:style-name="T7">行的内容复制到文件中的指定位置，以下（  ）操作能实现该功能。（选择二项）</text:span></text:p>
      <text:p text:style-name="P7"><text:span text:style-name="T2">nyy</text:span><text:span text:style-name="T3">：复制以下</text:span><text:span text:style-name="T2">n</text:span><text:span text:style-name="T3">行</text:span></text:p>
      <text:p text:style-name="P7"><text:span text:style-name="T1">n,my</text:span><text:span text:style-name="T3">：指定</text:span><text:span text:style-name="T1">n</text:span><text:span text:style-name="T3">到</text:span><text:span text:style-name="T1">m</text:span><text:span text:style-name="T3">行复制</text:span></text:p>
      <text:p text:style-name="P7"><text:span text:style-name="T1">p</text:span><text:span text:style-name="T3">：在光标下一行粘贴</text:span></text:p>
      <text:p text:style-name="P7"><text:span text:style-name="T1">P</text:span><text:span text:style-name="T3">（大写）：在光标上一行粘贴（插入）</text:span></text:p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THeiti, 'Microsoft YaHe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09:37:14.876092950</meta:creation-date>
    <dc:date>2019-08-13T09:48:12.206983532</dc:date>
    <meta:editing-duration>PT46S</meta:editing-duration>
    <meta:editing-cycles>1</meta:editing-cycles>
    <meta:document-statistic meta:table-count="0" meta:image-count="0" meta:object-count="0" meta:page-count="1" meta:paragraph-count="20" meta:word-count="256" meta:character-count="414" meta:non-whitespace-character-count="335"/>
    <meta:generator>LibreOffice/5.1.6.2$Linux_X86_64 LibreOffice_project/10m0$Build-2</meta:generator>
  </office:meta>
</office:document-meta>
</file>